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4.237cm" svg:height="5.239cm" svg:x="13.573cm" svg:y="14.176cm">
          <text:p text:style-name="P1">Bob</text:p>
          <draw:enhanced-geometry svg:viewBox="0 0 88 21600" draw:glue-points="44 ?f6 44 0 0 10800 44 21600 88 10800" draw:text-areas="0 ?f6 88 ?f3" draw:type="can" draw:modifiers="5021.674101285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2" draw:layer="layout" svg:width="4.237cm" svg:height="5.239cm" svg:x="8.489cm" svg:y="5.445cm">
          <text:p text:style-name="P1">Project</text:p>
          <text:p text:style-name="P1">Manager</text:p>
          <draw:enhanced-geometry svg:viewBox="0 0 88 21600" draw:glue-points="44 ?f6 44 0 0 10800 44 21600 88 10800" draw:text-areas="0 ?f6 88 ?f3" draw:type="can" draw:modifiers="5021.674101285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3" draw:layer="layout" svg:width="4.236cm" svg:height="5.239cm" svg:x="3.405cm" svg:y="14.176cm">
          <text:p text:style-name="P1">Alice</text:p>
          <draw:enhanced-geometry svg:viewBox="0 0 88 21600" draw:glue-points="44 ?f6 44 0 0 10800 44 21600 88 10800" draw:text-areas="0 ?f6 88 ?f3" draw:type="can" draw:modifiers="5021.674101285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" draw:layer="layout" svg:x1="15.691cm" svg:y1="14.176cm" svg:x2="10.607cm" svg:y2="10.684cm" draw:start-shape="id1" draw:start-glue-point="5" draw:end-shape="id2" draw:end-glue-point="7" svg:d="m15691 14176v-1746h-5084v-1746">
          <text:p/>
        </draw:connector>
        <draw:connector draw:style-name="gr2" draw:text-style-name="P1" draw:layer="layout" svg:x1="5.522cm" svg:y1="14.176cm" svg:x2="10.607cm" svg:y2="10.684cm" draw:start-shape="id3" draw:start-glue-point="5" draw:end-shape="id2" draw:end-glue-point="7" svg:d="m5522 14176v-1746h5085v-1746">
          <text:p/>
        </draw:connector>
        <draw:connector draw:style-name="gr2" draw:text-style-name="P1" draw:layer="layout" svg:x1="8.489cm" svg:y1="8.064cm" svg:x2="3.405cm" svg:y2="16.795cm" draw:start-shape="id2" draw:start-glue-point="6" draw:end-shape="id3" draw:end-glue-point="6" svg:d="m8489 8064h-5584v8731h500">
          <text:p/>
        </draw:connector>
        <draw:connector draw:style-name="gr2" draw:text-style-name="P1" draw:layer="layout" svg:x1="12.726cm" svg:y1="8.064cm" svg:x2="17.81cm" svg:y2="16.795cm" draw:start-shape="id2" draw:start-glue-point="8" draw:end-shape="id1" draw:end-glue-point="8" svg:d="m12726 8064h5584v8731h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kka Kaitaniemi</meta:initial-creator>
    <meta:creation-date>2009-03-05T23:09:06</meta:creation-date>
    <dc:date>2009-03-05T23:16:00</dc:date>
    <dc:creator>Pekka Kaitaniemi</dc:creator>
    <meta:editing-duration>PT00H01M43S</meta:editing-duration>
    <meta:editing-cycles>2</meta:editing-cycles>
    <meta:generator>OpenOffice.org/3.0$Linux OpenOffice.org_project/300m15$Build-9379</meta:generator>
    <meta:document-statistic meta:object-count="7"/>
    <meta:user-defined meta:name="Info 1"/>
    <meta:user-defined meta:name="Info 2"/>
    <meta:user-defined meta:name="Info 3"/>
    <meta:user-defined meta:name="Info 4"/>
  </office:meta>
</office:document-meta>
</file>